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672f8"/>
    </style:style>
    <style:style style:name="P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d6d99e" fo:background-color="transparent" style:font-size-asian="7pt" style:font-weight-asian="normal" style:font-size-complex="7pt" style:font-weight-complex="normal"/>
    </style:style>
    <style:style style:name="P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d8d8d8" fo:background-color="transparent" style:font-size-asian="7pt" style:font-weight-asian="normal" style:font-size-complex="7pt" style:font-weight-complex="normal"/>
    </style:style>
    <style:style style:name="P1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2cc65" officeooo:paragraph-rsid="02e2cc65" fo:background-color="transparent" style:font-size-asian="7pt" style:font-weight-asian="normal" style:font-size-complex="7pt" style:font-weight-complex="normal"/>
    </style:style>
    <style:style style:name="P1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672f8" fo:background-color="transparent" style:font-size-asian="7pt" style:font-weight-asian="normal" style:font-size-complex="7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6d99e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8d8d8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2cc65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6d99e" officeooo:paragraph-rsid="02d6d99e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6d99e" officeooo:paragraph-rsid="02d4eae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8d8d8" officeooo:paragraph-rsid="02d8d8d8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8d8d8" officeooo:paragraph-rsid="02d4eae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9ea7d" officeooo:paragraph-rsid="02db4e46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2cc65" officeooo:paragraph-rsid="02e2cc65" fo:background-color="transparent" style:font-size-asian="8pt" style:font-weight-asian="normal" style:font-size-complex="8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251cm" fo:margin-right="0cm" fo:line-height="100%" fo:text-align="justify" style:justify-single-word="false" fo:text-indent="0cm" style:auto-text-indent="false" style:page-number="auto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672f8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db4e46" fo:background-color="transparent" style:font-size-asian="8pt" style:font-weight-asian="normal" style:font-size-complex="8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.251cm" fo:margin-right="0cm" fo:line-height="100%" fo:text-align="justify" style:justify-single-word="false" fo:text-indent="0cm" style:auto-text-indent="false" style:page-number="auto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e672f8" fo:background-color="transparent" style:font-size-asian="7pt" style:font-weight-asian="normal" style:font-size-complex="7pt" style:font-weight-complex="normal"/>
    </style:style>
    <style:style style:name="P2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4e46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4e46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04b37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22ced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22ced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9ea7d" officeooo:paragraph-rsid="02db4e46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4e46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04b37" officeooo:paragraph-rsid="02e04b37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04b37" officeooo:paragraph-rsid="02e22ced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bddaa" fo:background-color="transparent" style:font-size-asian="6pt" style:font-weight-asian="normal" style:font-size-complex="6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bddaa" officeooo:paragraph-rsid="02dbddaa" fo:background-color="transparent" style:font-size-asian="6pt" style:font-weight-asian="normal" style:font-size-complex="6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bddaa" officeooo:paragraph-rsid="02dbddaa" fo:background-color="transparent" style:font-size-asian="5.25pt" style:font-weight-asian="normal" style:font-size-complex="6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bddaa" fo:background-color="transparent" style:font-size-asian="5.25pt" style:font-weight-asian="normal" style:font-size-complex="6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d97ef" fo:background-color="transparent" style:font-size-asian="5.25pt" style:font-weight-asian="normal" style:font-size-complex="6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6pt" fo:letter-spacing="normal" fo:language="es" fo:country="ES" fo:font-style="normal" fo:font-weight="normal" officeooo:rsid="02d678ef" officeooo:paragraph-rsid="02dd97ef" fo:background-color="transparent" style:font-size-asian="5.25pt" style:font-weight-asian="normal" style:font-size-complex="6pt" style:font-weight-complex="normal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63a18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d6d99e" style:font-size-asian="12pt" style:font-weight-asian="bold" style:font-size-complex="12pt" style:font-weight-complex="bold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0" style:family="text">
      <style:text-properties officeooo:rsid="02d9ea7d"/>
    </style:style>
    <style:style style:name="T11" style:family="text">
      <style:text-properties officeooo:rsid="02dbddaa"/>
    </style:style>
    <style:style style:name="T12" style:family="text">
      <style:text-properties officeooo:rsid="02dbddaa" style:font-size-asian="5.25pt"/>
    </style:style>
    <style:style style:name="T13" style:family="text">
      <style:text-properties officeooo:rsid="02dd97ef"/>
    </style:style>
    <style:style style:name="T14" style:family="text">
      <style:text-properties officeooo:rsid="02e04b37"/>
    </style:style>
    <style:style style:name="T15" style:family="text">
      <style:text-properties officeooo:rsid="02e22ced"/>
    </style:style>
    <style:style style:name="T16" style:family="text">
      <style:text-properties officeooo:rsid="02e2cc65"/>
    </style:style>
    <style:style style:name="T17" style:family="text">
      <style:text-properties officeooo:rsid="02e4b1b4"/>
    </style:style>
    <style:style style:name="T18" style:family="text">
      <style:text-properties officeooo:rsid="02e672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1.<text:tab/></text:span><text:span text:style-name="T8">B</text:span><text:span text:style-name="T7">ase de datos </text:span><text:span text:style-name="T9">Tienda Informática (2 tablas)</text:span><text:span text:style-name="T6">.</text:span></text:p>
      <text:p text:style-name="P26"><text:span text:style-name="T14">Muestra el número de productos de la tienda</text:span>.</text:p>
      <text:p text:style-name="P34"/>
      <text:p text:style-name="P28"><text:span text:style-name="T14">Muestra el precio más barato de un producto</text:span>.</text:p>
      <text:p text:style-name="P34"/>
      <text:p text:style-name="P29"><text:span text:style-name="T14">Muestra el precio </text:span><text:span text:style-name="T15">medio de los productos de la tiendad</text:span>.</text:p>
      <text:p text:style-name="P35"/>
      <text:p text:style-name="P30"/>
      <text:p text:style-name="P4"><text:span text:style-name="T9">2</text:span><text:span text:style-name="T5">.<text:tab/></text:span><text:span text:style-name="T8">B</text:span><text:span text:style-name="T7">ase de datos </text:span><text:span text:style-name="T9">Gestión de Empleados (2 tablas)</text:span><text:span text:style-name="T6">.</text:span></text:p>
      <text:p text:style-name="P27"><text:span text:style-name="T10">Obtén la suma del presupuesto de todos los departamentos</text:span>.</text:p>
      <text:p text:style-name="P36"/>
      <text:p text:style-name="P32"><text:span text:style-name="T10">Obtén la media del presupuesto de todos los departamentos</text:span>.</text:p>
      <text:p text:style-name="P36"/>
      <text:p text:style-name="P21">Calcula el valor mínimo del presupuesto de todos los departamentos.</text:p>
      <text:p text:style-name="P36"/>
      <text:p text:style-name="P21">Obtén el nombre del departamento y su presupuesto, sabiendo que su presupuesto es el menor.</text:p>
      <text:p text:style-name="P37"/>
      <text:p text:style-name="P21">Obtén el número total de empleados que hay en la empresa.</text:p>
      <text:p text:style-name="P38"/>
      <text:p text:style-name="P21">Obtén el número de empleados sin segundo apellido.</text:p>
      <text:p text:style-name="P38"/>
      <text:p text:style-name="P21">Obtén el número de empleados que hay en cada departamento.</text:p>
      <text:p text:style-name="P39"><text:span text:style-name="T12"/></text:p>
      <text:p text:style-name="P21">Obtén el nombre de los departamentos con más de dos empleados, mostrando el número de empleados.</text:p>
      <text:p text:style-name="P40"><text:span text:style-name="T12"/></text:p>
      <text:p text:style-name="P21">Obtén el número de empleados que trabajan en cada uno de los departamentos <text:span text:style-name="T13">que tienen un presupuesto mayor a 200.000€</text:span>.</text:p>
      <text:p text:style-name="P40"/>
      <text:p text:style-name="P24"/>
      <text:p text:style-name="P4"><text:span text:style-name="T9">3</text:span><text:span text:style-name="T5">.<text:tab/></text:span><text:span text:style-name="T8">B</text:span><text:span text:style-name="T7">ase de datos </text:span><text:span text:style-name="T9">Gestión de Ventas (3 tablas)</text:span><text:span text:style-name="T6">.</text:span></text:p>
      <text:p text:style-name="P20">Calcula la cantidad total que aparecen en todos los pedidos</text:p>
      <text:p text:style-name="P7"/>
      <text:p text:style-name="P19">Calcula la cantidad media que aparecen en todos los pedidos</text:p>
      <text:p text:style-name="P9"/>
      <text:p text:style-name="P19">Calcula el número total de comerciales distintos que han participado en algún pedido.</text:p>
      <text:p text:style-name="P9"/>
      <text:p text:style-name="P19">Calcula el número total de clientes de la tabla cliente.</text:p>
      <text:p text:style-name="P9"/>
      <text:p text:style-name="P19">Obtén la mayor cantidad de dinero gastada de la tabla pedidos.</text:p>
      <text:p text:style-name="P9"/>
      <text:p text:style-name="P19">Obtén la menor cantidad de dinero gastada de la tabla pedidos.</text:p>
      <text:p text:style-name="P9"/>
      <text:p text:style-name="P19">Calcula el valor máximo de categoría para cada una de las ciudades que aparecen en la tabla cliente.</text:p>
      <text:p text:style-name="P9"/>
      <text:p text:style-name="P19">Calcula el valor máximo de los pedidos realizados durante el mismo día para cada uno de los clientes, teniendo en cuenta que sólo queremos mostrar aquéllos cuya cantidad sea superior a 2000€.</text:p>
      <text:p text:style-name="P9"/>
      <text:p text:style-name="P14"/>
      <text:p text:style-name="P5"><text:span text:style-name="T9">4</text:span><text:span text:style-name="T5">.<text:tab/></text:span><text:span text:style-name="T8">B</text:span><text:span text:style-name="T7">ase de datos NBA </text:span><text:span text:style-name="T9">(4 tablas)</text:span><text:span text:style-name="T6">.</text:span></text:p>
      <text:p text:style-name="P16"><text:soft-page-break/><text:span text:style-name="T16">Muestra el peso del jugador más pesado</text:span>.</text:p>
      <text:p text:style-name="P10"/>
      <text:p text:style-name="P22">Muestra la altura del jugador más bajo.</text:p>
      <text:p text:style-name="P10"/>
      <text:p text:style-name="P22">Muestra cuántos jugadores tienen los Lakers.</text:p>
      <text:p text:style-name="P10"/>
      <text:p text:style-name="P22">Muestra el peso medio de los jugadores de los B<text:span text:style-name="T17">ulls</text:span>.</text:p>
      <text:p text:style-name="P10"/>
      <text:p text:style-name="P15"/>
      <text:p text:style-name="P4"><text:span text:style-name="T9">5</text:span><text:span text:style-name="T5">.<text:tab/></text:span><text:span text:style-name="T8">B</text:span><text:span text:style-name="T7">ase de datos </text:span><text:span text:style-name="T9">DepartamentoOficinas (5 tablas)</text:span><text:span text:style-name="T6">.</text:span></text:p>
      <text:p text:style-name="P16"><text:span text:style-name="T18">Muestra el número y la edad media de los trabajadores</text:span>.</text:p>
      <text:p text:style-name="P11"/>
      <text:p text:style-name="P23"><text:span text:style-name="T18">Muestra las fechas de contrato más antigua y más moderna</text:span>.</text:p>
      <text:p text:style-name="P12"/>
      <text:p text:style-name="P25"/>
      <text:p text:style-name="P6"><text:span text:style-name="T9">6</text:span><text:span text:style-name="T5">.<text:tab/></text:span><text:span text:style-name="T8">B</text:span><text:span text:style-name="T7">ase de datos </text:span><text:span text:style-name="T9">Jardinería (8 tablas)</text:span><text:span text:style-name="T6">.</text:span></text:p>
      <text:p text:style-name="P18">¿Cuántos empleados hay en la compañía?</text:p>
      <text:p text:style-name="P7"/>
      <text:p text:style-name="P17">¿Cuántos clientes tiene cada país?</text:p>
      <text:p text:style-name="P8"/>
      <text:p text:style-name="P17">¿Cuál fue el pago medio en 2009?</text:p>
      <text:p text:style-name="P8"/>
      <text:p text:style-name="P17">¿Cuántos pedidos hay en cada estado? Ordénalos de forma descendente.</text:p>
      <text:p text:style-name="P8"/>
      <text:p text:style-name="P17">Calcula el precio de venta del producto más caro y más barato.</text:p>
      <text:p text:style-name="P8"/>
      <text:p text:style-name="P17">Obtén el número de clientes de la empresa.</text:p>
      <text:p text:style-name="P8"/>
      <text:p text:style-name="P17">¿Cuántos clientes tiene la ciudad de Madrid?</text:p>
      <text:p text:style-name="P8"/>
      <text:p text:style-name="P17">Calcula el número de clientes que tiene cada ciudad que empieza por M.</text:p>
      <text:p text:style-name="P8"/>
      <text:p text:style-name="P17">Muestra el nombre de los representantes de ventas y el número de clientes al que atiende cada uno.</text:p>
      <text:p text:style-name="P8"/>
      <text:p text:style-name="P17">Obtén el número de clientes sin representante de ventas.</text:p>
      <text:p text:style-name="P8"/>
      <text:p text:style-name="P17">Muestra la fecha del primer y del último pago realizado por cada uno de los clientes.</text:p>
      <text:p text:style-name="P8"/>
      <text:p text:style-name="P17">Obtén el número de productos diferentes que hay en cada uno de los pedidos.</text:p>
      <text:p text:style-name="P8"/>
      <text:p text:style-name="P17">Obtén la suma de la cantidad total de todos los productos que aparecen en cada uno de los pedidos.</text:p>
      <text:p text:style-name="P8"/>
      <text:p text:style-name="P17">Muestra un listado de los 20 productos más vendidos, con su número de unidades vendidas.</text:p>
      <text:p text:style-name="P8"/>
      <text:p text:style-name="P1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63a18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d6d99e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de </text:span><text:span text:style-name="MT4">resumen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2-02-02T17:48:06.279000000</dc:date>
    <meta:editing-duration>P2DT3H15M30S</meta:editing-duration>
    <meta:editing-cycles>617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47" meta:word-count="510" meta:character-count="2941" meta:non-whitespace-character-count="2478"/>
  </office:meta>
</office:document-meta>
</file>